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>
            <text:p>Varón</text:p>
          </table:table-cell>
          <table:table-cell office:value-type="string">
            <text:p>Mujer</text:p>
          </table:table-cell>
          <table:table-cell office:value-type="string">
            <text:p>Suma</text:p>
          </table:table-cell>
          <table:table-cell table:number-columns-repeated="2"/>
        </table:table-row>
        <table:table-row table:style-name="ro1">
          <table:table-cell office:value-type="string">
            <text:p>Reincidente</text:p>
          </table:table-cell>
          <table:table-cell office:value-type="float" office:value="26771">
            <text:p>26771</text:p>
          </table:table-cell>
          <table:table-cell office:value-type="float" office:value="1352">
            <text:p>1352</text:p>
          </table:table-cell>
          <table:table-cell table:formula="oooc:=SUM([.B2:.C2])" office:value-type="float" office:value="28123">
            <text:p>28123</text:p>
          </table:table-cell>
          <table:table-cell table:number-columns-repeated="2"/>
        </table:table-row>
        <table:table-row table:style-name="ro1">
          <table:table-cell office:value-type="string">
            <text:p>No reincidente</text:p>
          </table:table-cell>
          <table:table-cell office:value-type="float" office:value="85230">
            <text:p>85230</text:p>
          </table:table-cell>
          <table:table-cell office:value-type="float" office:value="8625">
            <text:p>8625</text:p>
          </table:table-cell>
          <table:table-cell table:formula="oooc:=SUM([.B3:.C3])" office:value-type="float" office:value="93855">
            <text:p>93855</text:p>
          </table:table-cell>
          <table:table-cell table:number-columns-repeated="2"/>
        </table:table-row>
        <table:table-row table:style-name="ro1">
          <table:table-cell office:value-type="string">
            <text:p>Suma</text:p>
          </table:table-cell>
          <table:table-cell table:formula="oooc:=SUM([.B2:.B3])" office:value-type="float" office:value="112001">
            <text:p>112001</text:p>
          </table:table-cell>
          <table:table-cell table:formula="oooc:=SUM([.C2:.C3])" office:value-type="float" office:value="9977">
            <text:p>9977</text:p>
          </table:table-cell>
          <table:table-cell table:formula="oooc:=SUM([.B2:.C3])" office:value-type="float" office:value="121978">
            <text:p>12197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ooc:=[.B$4]*[.$D2]/[.$D$4]" office:value-type="float" office:value="25822.7231385988">
            <text:p>25822,72</text:p>
          </table:table-cell>
          <table:table-cell table:formula="oooc:=[.C$4]*[.$D2]/[.$D$4]" office:value-type="float" office:value="2300.27686140124">
            <text:p>2300,28</text:p>
          </table:table-cell>
          <table:table-cell table:number-columns-repeated="3"/>
        </table:table-row>
        <table:table-row table:style-name="ro1">
          <table:table-cell/>
          <table:table-cell table:formula="oooc:=[.B$4]*[.$D3]/[.$D$4]" office:value-type="float" office:value="86178.2768614012">
            <text:p>86178,28</text:p>
          </table:table-cell>
          <table:table-cell table:formula="oooc:=[.C$4]*[.$D3]/[.$D$4]" office:value-type="float" office:value="7676.72313859876">
            <text:p>7676,72</text:p>
          </table:table-cell>
          <table:table-cell table:number-columns-repeated="2"/>
          <table:table-cell table:formula="oooc:=[.D2]/[.D4]" office:value-type="float" office:value="0.230557969469904">
            <text:p>0,23</text:p>
          </table:table-cell>
        </table:table-row>
        <table:table-row table:style-name="ro1">
          <table:table-cell table:number-columns-repeated="5"/>
          <table:table-cell table:formula="oooc:=[.B2]/[.B4]" office:value-type="float" office:value="0.239024651565611">
            <text:p>0,24</text:p>
          </table:table-cell>
        </table:table-row>
        <table:table-row table:style-name="ro1">
          <table:table-cell/>
          <table:table-cell table:formula="oooc:=([.B2]-[.B6])^2/[.B6]" office:value-type="float" office:value="34.8231672175908">
            <text:p>34,82</text:p>
          </table:table-cell>
          <table:table-cell table:formula="oooc:=([.C2]-[.C6])^2/[.C6]" office:value-type="float" office:value="390.922075928375">
            <text:p>390,92</text:p>
          </table:table-cell>
          <table:table-cell table:number-columns-repeated="2"/>
          <table:table-cell table:formula="oooc:=[.C2]/[.C4]" office:value-type="float" office:value="0.135511676856771">
            <text:p>0,14</text:p>
          </table:table-cell>
        </table:table-row>
        <table:table-row table:style-name="ro1">
          <table:table-cell/>
          <table:table-cell table:formula="oooc:=([.B3]-[.B7])^2/[.B7]" office:value-type="float" office:value="10.4345206079623">
            <text:p>10,43</text:p>
          </table:table-cell>
          <table:table-cell table:formula="oooc:=([.C3]-[.C7])^2/[.C7]" office:value-type="float" office:value="117.137089567244">
            <text:p>117,1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Chi cuadrado</text:p>
          </table:table-cell>
          <table:table-cell table:formula="oooc:=SUM([.B9:.C10])" office:value-type="float" office:value="553.316853321173">
            <text:p>553,3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 contingen.</text:p>
          </table:table-cell>
          <table:table-cell table:formula="oooc:=SQRT([.C12]/([.D4]+[.C12]))" office:value-type="float" office:value="0.0671990910560477">
            <text:p>0,0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 max</text:p>
          </table:table-cell>
          <table:table-cell table:formula="oooc:=SQRT(1-1/2)" office:value-type="float" office:value="0.707106781186548">
            <text:p>0,7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%C</text:p>
          </table:table-cell>
          <table:table-cell table:formula="oooc:=100*[.C13]/[.C14]" office:value-type="float" office:value="9.50338659506072">
            <text:p>9,5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4">24/01/2008</text:date>, <text:time>00:05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8-01-23T18:06:41</meta:creation-date>
    <dc:creator>José Luis</dc:creator>
    <dc:date>2008-01-24T00:05:58</dc:date>
    <dc:language>es-ES</dc:language>
    <meta:editing-cycles>3</meta:editing-cycles>
    <meta:editing-duration>PT5H59M18S</meta:editing-duration>
    <meta:user-defined meta:name="Info 1"/>
    <meta:user-defined meta:name="Info 2"/>
    <meta:user-defined meta:name="Info 3"/>
    <meta:user-defined meta:name="Info 4"/>
    <meta:document-statistic meta:table-count="1" meta:cell-count="34"/>
  </office:meta>
</office:document-meta>
</file>